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Wed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  <table:table-row>
          <table:table-cell table:style-name="RevisionHistory.A2" office:value-type="string">
            <text:p text:style-name="Table_20_Contents">Sat, 30 Apr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 section for 2.17.0.</text:p>
          </table:table-cell>
        </table:table-row>
        <table:table-row>
          <table:table-cell table:style-name="RevisionHistory.A2" office:value-type="string">
            <text:p text:style-name="Table_20_Contents">Sat, 6 May 2017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ot control dialog, filters, and preferences sections for 2.19.0.</text:p>
          </table:table-cell>
        </table:table-row>
        <text:soft-page-break/>
        <table:table-row>
          <table:table-cell table:style-name="RevisionHistory.A2" office:value-type="string">
            <text:p text:style-name="Table_20_Contents">Wed, 24 May 2018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, observation detail dialog, filters, and preferences sections, added log section for 2.20.0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64</meta:editing-cycles>
    <dc:date>2018-05-24T22:46:24</dc:date>
    <meta:editing-duration>PT18H43M24S</meta:editing-duration>
    <meta:document-statistic meta:table-count="1" meta:image-count="0" meta:object-count="0" meta:page-count="2" meta:paragraph-count="57" meta:word-count="248" meta:character-count="1496"/>
  </office:meta>
</office:document-meta>
</file>